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246906" calcext:value-type="float">
            <text:p>7.246906</text:p>
          </table:table-cell>
          <table:table-cell office:value-type="float" office:value="0.466853" calcext:value-type="float">
            <text:p>0.466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644574" calcext:value-type="float">
            <text:p>7.644574</text:p>
          </table:table-cell>
          <table:table-cell office:value-type="float" office:value="0.509762" calcext:value-type="float">
            <text:p>0.5097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.755289" calcext:value-type="float">
            <text:p>7.755289</text:p>
          </table:table-cell>
          <table:table-cell office:value-type="float" office:value="0.105113" calcext:value-type="float">
            <text:p>0.105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.756287" calcext:value-type="float">
            <text:p>7.756287</text:p>
          </table:table-cell>
          <table:table-cell office:value-type="float" office:value="0.136713" calcext:value-type="float">
            <text:p>0.136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.757808" calcext:value-type="float">
            <text:p>7.757808</text:p>
          </table:table-cell>
          <table:table-cell office:value-type="float" office:value="0.024252" calcext:value-type="float">
            <text:p>0.024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.757848" calcext:value-type="float">
            <text:p>7.757848</text:p>
          </table:table-cell>
          <table:table-cell office:value-type="float" office:value="0.012987" calcext:value-type="float">
            <text:p>0.012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7.757849" calcext:value-type="float">
            <text:p>7.757849</text:p>
          </table:table-cell>
          <table:table-cell office:value-type="float" office:value="0.006153" calcext:value-type="float">
            <text:p>0.006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03372" calcext:value-type="float">
            <text:p>0.003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01715" calcext:value-type="float">
            <text:p>0.001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7.757854" calcext:value-type="float">
            <text:p>7.757854</text:p>
          </table:table-cell>
          <table:table-cell office:value-type="float" office:value="0.000834" calcext:value-type="float">
            <text:p>0.000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246906" calcext:value-type="float">
            <text:p>7.246906</text:p>
          </table:table-cell>
          <table:table-cell office:value-type="float" office:value="0.124704" calcext:value-type="float">
            <text:p>0.1247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644574" calcext:value-type="float">
            <text:p>7.644574</text:p>
          </table:table-cell>
          <table:table-cell office:value-type="float" office:value="0.148838" calcext:value-type="float">
            <text:p>0.148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.755289" calcext:value-type="float">
            <text:p>7.755289</text:p>
          </table:table-cell>
          <table:table-cell office:value-type="float" office:value="0.162252" calcext:value-type="float">
            <text:p>0.162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.756287" calcext:value-type="float">
            <text:p>7.756287</text:p>
          </table:table-cell>
          <table:table-cell office:value-type="float" office:value="0.098993" calcext:value-type="float">
            <text:p>0.0989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7.757808" calcext:value-type="float">
            <text:p>7.757808</text:p>
          </table:table-cell>
          <table:table-cell office:value-type="float" office:value="0.031138" calcext:value-type="float">
            <text:p>0.031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7.757848" calcext:value-type="float">
            <text:p>7.757848</text:p>
          </table:table-cell>
          <table:table-cell office:value-type="float" office:value="0.024459" calcext:value-type="float">
            <text:p>0.024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.757849" calcext:value-type="float">
            <text:p>7.757849</text:p>
          </table:table-cell>
          <table:table-cell office:value-type="float" office:value="0.012103" calcext:value-type="float">
            <text:p>0.012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06632" calcext:value-type="float">
            <text:p>0.006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7.757854" calcext:value-type="float">
            <text:p>7.757854</text:p>
          </table:table-cell>
          <table:table-cell office:value-type="float" office:value="0.001634" calcext:value-type="float">
            <text:p>0.0016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.246906" calcext:value-type="float">
            <text:p>7.246906</text:p>
          </table:table-cell>
          <table:table-cell office:value-type="float" office:value="0.056194" calcext:value-type="float">
            <text:p>0.056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644574" calcext:value-type="float">
            <text:p>7.644574</text:p>
          </table:table-cell>
          <table:table-cell office:value-type="float" office:value="0.102056" calcext:value-type="float">
            <text:p>0.1020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.755289" calcext:value-type="float">
            <text:p>7.755289</text:p>
          </table:table-cell>
          <table:table-cell office:value-type="float" office:value="0.245284" calcext:value-type="float">
            <text:p>0.2452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7.756287" calcext:value-type="float">
            <text:p>7.756287</text:p>
          </table:table-cell>
          <table:table-cell office:value-type="float" office:value="0.31192" calcext:value-type="float">
            <text:p>0.31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.757808" calcext:value-type="float">
            <text:p>7.757808</text:p>
          </table:table-cell>
          <table:table-cell office:value-type="float" office:value="0.043265" calcext:value-type="float">
            <text:p>0.0432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7.757848" calcext:value-type="float">
            <text:p>7.757848</text:p>
          </table:table-cell>
          <table:table-cell office:value-type="float" office:value="0.046814" calcext:value-type="float">
            <text:p>0.0468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7.757849" calcext:value-type="float">
            <text:p>7.757849</text:p>
          </table:table-cell>
          <table:table-cell office:value-type="float" office:value="0.01854" calcext:value-type="float">
            <text:p>0.01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12489" calcext:value-type="float">
            <text:p>0.012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06258" calcext:value-type="float">
            <text:p>0.0062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7.757854" calcext:value-type="float">
            <text:p>7.757854</text:p>
          </table:table-cell>
          <table:table-cell office:value-type="float" office:value="0.00314" calcext:value-type="float">
            <text:p>0.003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246906" calcext:value-type="float">
            <text:p>7.246906</text:p>
          </table:table-cell>
          <table:table-cell office:value-type="float" office:value="0.021808" calcext:value-type="float">
            <text:p>0.0218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.644574" calcext:value-type="float">
            <text:p>7.644574</text:p>
          </table:table-cell>
          <table:table-cell office:value-type="float" office:value="0.042562" calcext:value-type="float">
            <text:p>0.0425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7.755289" calcext:value-type="float">
            <text:p>7.755289</text:p>
          </table:table-cell>
          <table:table-cell office:value-type="float" office:value="0.219703" calcext:value-type="float">
            <text:p>0.219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.756287" calcext:value-type="float">
            <text:p>7.756287</text:p>
          </table:table-cell>
          <table:table-cell office:value-type="float" office:value="0.163263" calcext:value-type="float">
            <text:p>0.1632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7.757808" calcext:value-type="float">
            <text:p>7.757808</text:p>
          </table:table-cell>
          <table:table-cell office:value-type="float" office:value="0.081063" calcext:value-type="float">
            <text:p>0.0810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7.757848" calcext:value-type="float">
            <text:p>7.757848</text:p>
          </table:table-cell>
          <table:table-cell office:value-type="float" office:value="0.033979" calcext:value-type="float">
            <text:p>0.033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7.757849" calcext:value-type="float">
            <text:p>7.757849</text:p>
          </table:table-cell>
          <table:table-cell office:value-type="float" office:value="0.028906" calcext:value-type="float">
            <text:p>0.0289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22265" calcext:value-type="float">
            <text:p>0.0222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11064" calcext:value-type="float">
            <text:p>0.0110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7.757854" calcext:value-type="float">
            <text:p>7.757854</text:p>
          </table:table-cell>
          <table:table-cell office:value-type="float" office:value="0.005607" calcext:value-type="float">
            <text:p>0.005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.246906" calcext:value-type="float">
            <text:p>7.246906</text:p>
          </table:table-cell>
          <table:table-cell office:value-type="float" office:value="0.00525" calcext:value-type="float">
            <text:p>0.005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.644574" calcext:value-type="float">
            <text:p>7.644574</text:p>
          </table:table-cell>
          <table:table-cell office:value-type="float" office:value="0.006214" calcext:value-type="float">
            <text:p>0.0062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.755289" calcext:value-type="float">
            <text:p>7.755289</text:p>
          </table:table-cell>
          <table:table-cell office:value-type="float" office:value="0.048024" calcext:value-type="float">
            <text:p>0.0480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7.756287" calcext:value-type="float">
            <text:p>7.756287</text:p>
          </table:table-cell>
          <table:table-cell office:value-type="float" office:value="0.088152" calcext:value-type="float">
            <text:p>0.088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7.757808" calcext:value-type="float">
            <text:p>7.757808</text:p>
          </table:table-cell>
          <table:table-cell office:value-type="float" office:value="0.128383" calcext:value-type="float">
            <text:p>0.1283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7.757848" calcext:value-type="float">
            <text:p>7.757848</text:p>
          </table:table-cell>
          <table:table-cell office:value-type="float" office:value="0.063343" calcext:value-type="float">
            <text:p>0.0633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7.757849" calcext:value-type="float">
            <text:p>7.757849</text:p>
          </table:table-cell>
          <table:table-cell office:value-type="float" office:value="0.038173" calcext:value-type="float">
            <text:p>0.0381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0" calcext:value-type="float">
            <text:p>4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25192" calcext:value-type="float">
            <text:p>0.0251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1281" calcext:value-type="float">
            <text:p>0.012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00" calcext:value-type="float">
            <text:p>16000</text:p>
          </table:table-cell>
          <table:table-cell office:value-type="float" office:value="7.757854" calcext:value-type="float">
            <text:p>7.757854</text:p>
          </table:table-cell>
          <table:table-cell office:value-type="float" office:value="0.007095" calcext:value-type="float">
            <text:p>0.0070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.246906" calcext:value-type="float">
            <text:p>7.246906</text:p>
          </table:table-cell>
          <table:table-cell office:value-type="float" office:value="0.009974" calcext:value-type="float">
            <text:p>0.0099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.644574" calcext:value-type="float">
            <text:p>7.644574</text:p>
          </table:table-cell>
          <table:table-cell office:value-type="float" office:value="0.029099" calcext:value-type="float">
            <text:p>0.0290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7.755289" calcext:value-type="float">
            <text:p>7.755289</text:p>
          </table:table-cell>
          <table:table-cell office:value-type="float" office:value="0.120796" calcext:value-type="float">
            <text:p>0.120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7.756287" calcext:value-type="float">
            <text:p>7.756287</text:p>
          </table:table-cell>
          <table:table-cell office:value-type="float" office:value="0.146561" calcext:value-type="float">
            <text:p>0.1465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7.757808" calcext:value-type="float">
            <text:p>7.757808</text:p>
          </table:table-cell>
          <table:table-cell office:value-type="float" office:value="0.147946" calcext:value-type="float">
            <text:p>0.147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7.757848" calcext:value-type="float">
            <text:p>7.757848</text:p>
          </table:table-cell>
          <table:table-cell office:value-type="float" office:value="0.079147" calcext:value-type="float">
            <text:p>0.0791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7.757849" calcext:value-type="float">
            <text:p>7.757849</text:p>
          </table:table-cell>
          <table:table-cell office:value-type="float" office:value="0.044177" calcext:value-type="float">
            <text:p>0.044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26337" calcext:value-type="float">
            <text:p>0.0263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12026" calcext:value-type="float">
            <text:p>0.0120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7.757854" calcext:value-type="float">
            <text:p>7.757854</text:p>
          </table:table-cell>
          <table:table-cell office:value-type="float" office:value="0.006691" calcext:value-type="float">
            <text:p>0.0066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.246906" calcext:value-type="float">
            <text:p>7.246906</text:p>
          </table:table-cell>
          <table:table-cell office:value-type="float" office:value="0.010055" calcext:value-type="float">
            <text:p>0.0100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.644574" calcext:value-type="float">
            <text:p>7.644574</text:p>
          </table:table-cell>
          <table:table-cell office:value-type="float" office:value="0.027894" calcext:value-type="float">
            <text:p>0.0278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.755289" calcext:value-type="float">
            <text:p>7.755289</text:p>
          </table:table-cell>
          <table:table-cell office:value-type="float" office:value="0.104423" calcext:value-type="float">
            <text:p>0.1044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.756287" calcext:value-type="float">
            <text:p>7.756287</text:p>
          </table:table-cell>
          <table:table-cell office:value-type="float" office:value="0.08751" calcext:value-type="float">
            <text:p>0.087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.757808" calcext:value-type="float">
            <text:p>7.757808</text:p>
          </table:table-cell>
          <table:table-cell office:value-type="float" office:value="0.098478" calcext:value-type="float">
            <text:p>0.0984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7.757848" calcext:value-type="float">
            <text:p>7.757848</text:p>
          </table:table-cell>
          <table:table-cell office:value-type="float" office:value="0.052951" calcext:value-type="float">
            <text:p>0.0529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7.757849" calcext:value-type="float">
            <text:p>7.757849</text:p>
          </table:table-cell>
          <table:table-cell office:value-type="float" office:value="0.037758" calcext:value-type="float">
            <text:p>0.0377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26926" calcext:value-type="float">
            <text:p>0.0269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14005" calcext:value-type="float">
            <text:p>0.014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00" calcext:value-type="float">
            <text:p>16000</text:p>
          </table:table-cell>
          <table:table-cell office:value-type="float" office:value="7.757854" calcext:value-type="float">
            <text:p>7.757854</text:p>
          </table:table-cell>
          <table:table-cell office:value-type="float" office:value="0.007371" calcext:value-type="float">
            <text:p>0.0073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.246906" calcext:value-type="float">
            <text:p>7.246906</text:p>
          </table:table-cell>
          <table:table-cell office:value-type="float" office:value="0.009903" calcext:value-type="float">
            <text:p>0.0099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.644574" calcext:value-type="float">
            <text:p>7.644574</text:p>
          </table:table-cell>
          <table:table-cell office:value-type="float" office:value="0.020025" calcext:value-type="float">
            <text:p>0.0200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7.755289" calcext:value-type="float">
            <text:p>7.755289</text:p>
          </table:table-cell>
          <table:table-cell office:value-type="float" office:value="0.082479" calcext:value-type="float">
            <text:p>0.0824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7.756287" calcext:value-type="float">
            <text:p>7.756287</text:p>
          </table:table-cell>
          <table:table-cell office:value-type="float" office:value="0.160008" calcext:value-type="float">
            <text:p>0.1600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7.757808" calcext:value-type="float">
            <text:p>7.757808</text:p>
          </table:table-cell>
          <table:table-cell office:value-type="float" office:value="0.123546" calcext:value-type="float">
            <text:p>0.1235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7.757848" calcext:value-type="float">
            <text:p>7.757848</text:p>
          </table:table-cell>
          <table:table-cell office:value-type="float" office:value="0.08578" calcext:value-type="float">
            <text:p>0.085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float" office:value="7.757849" calcext:value-type="float">
            <text:p>7.757849</text:p>
          </table:table-cell>
          <table:table-cell office:value-type="float" office:value="0.049909" calcext:value-type="float">
            <text:p>0.0499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26974" calcext:value-type="float">
            <text:p>0.0269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00" calcext:value-type="float">
            <text:p>8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14829" calcext:value-type="float">
            <text:p>0.0148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00" calcext:value-type="float">
            <text:p>16000</text:p>
          </table:table-cell>
          <table:table-cell office:value-type="float" office:value="7.757854" calcext:value-type="float">
            <text:p>7.757854</text:p>
          </table:table-cell>
          <table:table-cell office:value-type="float" office:value="0.007518" calcext:value-type="float">
            <text:p>0.0075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.246906" calcext:value-type="float">
            <text:p>7.246906</text:p>
          </table:table-cell>
          <table:table-cell office:value-type="float" office:value="0.006094" calcext:value-type="float">
            <text:p>0.0060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.644574" calcext:value-type="float">
            <text:p>7.644574</text:p>
          </table:table-cell>
          <table:table-cell office:value-type="float" office:value="0.01156" calcext:value-type="float">
            <text:p>0.011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.755289" calcext:value-type="float">
            <text:p>7.755289</text:p>
          </table:table-cell>
          <table:table-cell office:value-type="float" office:value="0.065119" calcext:value-type="float">
            <text:p>0.0651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7.756287" calcext:value-type="float">
            <text:p>7.756287</text:p>
          </table:table-cell>
          <table:table-cell office:value-type="float" office:value="0.058077" calcext:value-type="float">
            <text:p>0.0580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7.757808" calcext:value-type="float">
            <text:p>7.757808</text:p>
          </table:table-cell>
          <table:table-cell office:value-type="float" office:value="0.097354" calcext:value-type="float">
            <text:p>0.0973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7.757848" calcext:value-type="float">
            <text:p>7.757848</text:p>
          </table:table-cell>
          <table:table-cell office:value-type="float" office:value="0.06602" calcext:value-type="float">
            <text:p>0.066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7.757849" calcext:value-type="float">
            <text:p>7.757849</text:p>
          </table:table-cell>
          <table:table-cell office:value-type="float" office:value="0.051646" calcext:value-type="float">
            <text:p>0.0516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27607" calcext:value-type="float">
            <text:p>0.0276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7.757853" calcext:value-type="float">
            <text:p>7.757853</text:p>
          </table:table-cell>
          <table:table-cell office:value-type="float" office:value="0.014158" calcext:value-type="float">
            <text:p>0.0141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000" calcext:value-type="float">
            <text:p>16000</text:p>
          </table:table-cell>
          <table:table-cell office:value-type="float" office:value="7.757854" calcext:value-type="float">
            <text:p>7.757854</text:p>
          </table:table-cell>
          <table:table-cell office:value-type="float" office:value="0.007438" calcext:value-type="float">
            <text:p>0.007438</text:p>
          </table:table-cell>
        </table:table-row>
      </table:table>
      <table:table table:name="Pivot Table_results_2" table:style-name="ta1">
        <table:shapes>
          <draw:frame draw:z-index="0" draw:style-name="gr1" draw:text-style-name="P1" svg:width="6.2988in" svg:height="3.5429in" svg:x="10.7067in" svg:y="0.1858in">
            <draw:object draw:notify-on-update-of-ranges="PT@categories PT@label 0 PT@data 0 PT@label 1 PT@data 1 PT@label 2 PT@data 2 PT@label 3 PT@data 3 PT@label 4 PT@data 4 PT@label 5 PT@data 5 PT@label 6 PT@data 6 PT@label 7 PT@data 7 PT@label 8 PT@data 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4"/>
        <table:table-column table:style-name="co5" table:default-cell-style-name="ce9"/>
        <table:table-column table:style-name="co5" table:number-columns-repeated="7" table:default-cell-style-name="ce15"/>
        <table:table-column table:style-name="co5" table:default-cell-style-name="ce19"/>
        <table:table-column table:style-name="co5" table:default-cell-style-name="ce25"/>
        <table:table-row table:style-name="ro1">
          <table:table-cell table:style-name="ce1" office:value-type="string" calcext:value-type="string">
            <text:p>Sum - performance</text:p>
          </table:table-cell>
          <table:table-cell table:style-name="ce6" office:value-type="string" calcext:value-type="string">
            <text:p>Data</text:p>
          </table:table-cell>
          <table:table-cell table:style-name="ce12" table:number-columns-repeated="8"/>
          <table:table-cell table:style-name="ce22"/>
        </table:table-row>
        <table:table-row table:style-name="ro1">
          <table:table-cell table:style-name="ce2" office:value-type="string" calcext:value-type="string">
            <text:p>nodes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2" calcext:value-type="float">
            <text:p>32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0.466853" calcext:value-type="float">
            <text:p>0.466853</text:p>
          </table:table-cell>
          <table:table-cell table:style-name="ce14" office:value-type="float" office:value="0.124704" calcext:value-type="float">
            <text:p>0.124704</text:p>
          </table:table-cell>
          <table:table-cell table:style-name="ce14" office:value-type="float" office:value="0.056194" calcext:value-type="float">
            <text:p>0.056194</text:p>
          </table:table-cell>
          <table:table-cell table:style-name="ce14" office:value-type="float" office:value="0.021808" calcext:value-type="float">
            <text:p>0.021808</text:p>
          </table:table-cell>
          <table:table-cell table:style-name="ce14" office:value-type="float" office:value="0.00525" calcext:value-type="float">
            <text:p>0.00525</text:p>
          </table:table-cell>
          <table:table-cell table:style-name="ce14" office:value-type="float" office:value="0.009974" calcext:value-type="float">
            <text:p>0.009974</text:p>
          </table:table-cell>
          <table:table-cell table:style-name="ce14" office:value-type="float" office:value="0.010055" calcext:value-type="float">
            <text:p>0.010055</text:p>
          </table:table-cell>
          <table:table-cell table:style-name="ce14" office:value-type="float" office:value="0.009903" calcext:value-type="float">
            <text:p>0.009903</text:p>
          </table:table-cell>
          <table:table-cell table:style-name="ce18" office:value-type="float" office:value="0.006094" calcext:value-type="float">
            <text:p>0.006094</text:p>
          </table:table-cell>
          <table:table-cell table:style-name="ce24" office:value-type="float" office:value="0.710835" calcext:value-type="float">
            <text:p>0.710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9762" calcext:value-type="float">
            <text:p>0.509762</text:p>
          </table:table-cell>
          <table:table-cell office:value-type="float" office:value="0.148838" calcext:value-type="float">
            <text:p>0.148838</text:p>
          </table:table-cell>
          <table:table-cell office:value-type="float" office:value="0.102056" calcext:value-type="float">
            <text:p>0.102056</text:p>
          </table:table-cell>
          <table:table-cell office:value-type="float" office:value="0.042562" calcext:value-type="float">
            <text:p>0.042562</text:p>
          </table:table-cell>
          <table:table-cell office:value-type="float" office:value="0.006214" calcext:value-type="float">
            <text:p>0.006214</text:p>
          </table:table-cell>
          <table:table-cell office:value-type="float" office:value="0.029099" calcext:value-type="float">
            <text:p>0.029099</text:p>
          </table:table-cell>
          <table:table-cell office:value-type="float" office:value="0.027894" calcext:value-type="float">
            <text:p>0.027894</text:p>
          </table:table-cell>
          <table:table-cell office:value-type="float" office:value="0.020025" calcext:value-type="float">
            <text:p>0.020025</text:p>
          </table:table-cell>
          <table:table-cell office:value-type="float" office:value="0.01156" calcext:value-type="float">
            <text:p>0.01156</text:p>
          </table:table-cell>
          <table:table-cell office:value-type="float" office:value="0.89801" calcext:value-type="float">
            <text:p>0.898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05113" calcext:value-type="float">
            <text:p>0.105113</text:p>
          </table:table-cell>
          <table:table-cell office:value-type="float" office:value="0.162252" calcext:value-type="float">
            <text:p>0.162252</text:p>
          </table:table-cell>
          <table:table-cell office:value-type="float" office:value="0.245284" calcext:value-type="float">
            <text:p>0.245284</text:p>
          </table:table-cell>
          <table:table-cell office:value-type="float" office:value="0.219703" calcext:value-type="float">
            <text:p>0.219703</text:p>
          </table:table-cell>
          <table:table-cell office:value-type="float" office:value="0.048024" calcext:value-type="float">
            <text:p>0.048024</text:p>
          </table:table-cell>
          <table:table-cell office:value-type="float" office:value="0.120796" calcext:value-type="float">
            <text:p>0.120796</text:p>
          </table:table-cell>
          <table:table-cell office:value-type="float" office:value="0.104423" calcext:value-type="float">
            <text:p>0.104423</text:p>
          </table:table-cell>
          <table:table-cell office:value-type="float" office:value="0.082479" calcext:value-type="float">
            <text:p>0.082479</text:p>
          </table:table-cell>
          <table:table-cell office:value-type="float" office:value="0.065119" calcext:value-type="float">
            <text:p>0.065119</text:p>
          </table:table-cell>
          <table:table-cell office:value-type="float" office:value="1.153193" calcext:value-type="float">
            <text:p>1.1531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36713" calcext:value-type="float">
            <text:p>0.136713</text:p>
          </table:table-cell>
          <table:table-cell office:value-type="float" office:value="0.098993" calcext:value-type="float">
            <text:p>0.098993</text:p>
          </table:table-cell>
          <table:table-cell office:value-type="float" office:value="0.31192" calcext:value-type="float">
            <text:p>0.31192</text:p>
          </table:table-cell>
          <table:table-cell office:value-type="float" office:value="0.163263" calcext:value-type="float">
            <text:p>0.163263</text:p>
          </table:table-cell>
          <table:table-cell office:value-type="float" office:value="0.088152" calcext:value-type="float">
            <text:p>0.088152</text:p>
          </table:table-cell>
          <table:table-cell office:value-type="float" office:value="0.146561" calcext:value-type="float">
            <text:p>0.146561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160008" calcext:value-type="float">
            <text:p>0.160008</text:p>
          </table:table-cell>
          <table:table-cell office:value-type="float" office:value="0.058077" calcext:value-type="float">
            <text:p>0.058077</text:p>
          </table:table-cell>
          <table:table-cell office:value-type="float" office:value="1.251197" calcext:value-type="float">
            <text:p>1.2511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24252" calcext:value-type="float">
            <text:p>0.024252</text:p>
          </table:table-cell>
          <table:table-cell office:value-type="float" office:value="0.031138" calcext:value-type="float">
            <text:p>0.031138</text:p>
          </table:table-cell>
          <table:table-cell office:value-type="float" office:value="0.043265" calcext:value-type="float">
            <text:p>0.043265</text:p>
          </table:table-cell>
          <table:table-cell office:value-type="float" office:value="0.081063" calcext:value-type="float">
            <text:p>0.081063</text:p>
          </table:table-cell>
          <table:table-cell office:value-type="float" office:value="0.128383" calcext:value-type="float">
            <text:p>0.128383</text:p>
          </table:table-cell>
          <table:table-cell office:value-type="float" office:value="0.147946" calcext:value-type="float">
            <text:p>0.147946</text:p>
          </table:table-cell>
          <table:table-cell office:value-type="float" office:value="0.098478" calcext:value-type="float">
            <text:p>0.098478</text:p>
          </table:table-cell>
          <table:table-cell office:value-type="float" office:value="0.123546" calcext:value-type="float">
            <text:p>0.123546</text:p>
          </table:table-cell>
          <table:table-cell office:value-type="float" office:value="0.097354" calcext:value-type="float">
            <text:p>0.097354</text:p>
          </table:table-cell>
          <table:table-cell office:value-type="float" office:value="0.775425" calcext:value-type="float">
            <text:p>0.7754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24459" calcext:value-type="float">
            <text:p>0.024459</text:p>
          </table:table-cell>
          <table:table-cell office:value-type="float" office:value="0.046814" calcext:value-type="float">
            <text:p>0.046814</text:p>
          </table:table-cell>
          <table:table-cell office:value-type="float" office:value="0.033979" calcext:value-type="float">
            <text:p>0.033979</text:p>
          </table:table-cell>
          <table:table-cell office:value-type="float" office:value="0.063343" calcext:value-type="float">
            <text:p>0.063343</text:p>
          </table:table-cell>
          <table:table-cell office:value-type="float" office:value="0.079147" calcext:value-type="float">
            <text:p>0.079147</text:p>
          </table:table-cell>
          <table:table-cell office:value-type="float" office:value="0.052951" calcext:value-type="float">
            <text:p>0.052951</text:p>
          </table:table-cell>
          <table:table-cell office:value-type="float" office:value="0.08578" calcext:value-type="float">
            <text:p>0.08578</text:p>
          </table:table-cell>
          <table:table-cell office:value-type="float" office:value="0.06602" calcext:value-type="float">
            <text:p>0.06602</text:p>
          </table:table-cell>
          <table:table-cell office:value-type="float" office:value="0.46548" calcext:value-type="float">
            <text:p>0.465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153" calcext:value-type="float">
            <text:p>0.006153</text:p>
          </table:table-cell>
          <table:table-cell office:value-type="float" office:value="0.012103" calcext:value-type="float">
            <text:p>0.012103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0.028906" calcext:value-type="float">
            <text:p>0.028906</text:p>
          </table:table-cell>
          <table:table-cell office:value-type="float" office:value="0.038173" calcext:value-type="float">
            <text:p>0.038173</text:p>
          </table:table-cell>
          <table:table-cell office:value-type="float" office:value="0.044177" calcext:value-type="float">
            <text:p>0.044177</text:p>
          </table:table-cell>
          <table:table-cell office:value-type="float" office:value="0.037758" calcext:value-type="float">
            <text:p>0.037758</text:p>
          </table:table-cell>
          <table:table-cell office:value-type="float" office:value="0.049909" calcext:value-type="float">
            <text:p>0.049909</text:p>
          </table:table-cell>
          <table:table-cell office:value-type="float" office:value="0.051646" calcext:value-type="float">
            <text:p>0.051646</text:p>
          </table:table-cell>
          <table:table-cell office:value-type="float" office:value="0.287365" calcext:value-type="float">
            <text:p>0.28736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006632" calcext:value-type="float">
            <text:p>0.006632</text:p>
          </table:table-cell>
          <table:table-cell office:value-type="float" office:value="0.012489" calcext:value-type="float">
            <text:p>0.012489</text:p>
          </table:table-cell>
          <table:table-cell office:value-type="float" office:value="0.022265" calcext:value-type="float">
            <text:p>0.022265</text:p>
          </table:table-cell>
          <table:table-cell office:value-type="float" office:value="0.025192" calcext:value-type="float">
            <text:p>0.025192</text:p>
          </table:table-cell>
          <table:table-cell office:value-type="float" office:value="0.026337" calcext:value-type="float">
            <text:p>0.026337</text:p>
          </table:table-cell>
          <table:table-cell office:value-type="float" office:value="0.026926" calcext:value-type="float">
            <text:p>0.026926</text:p>
          </table:table-cell>
          <table:table-cell office:value-type="float" office:value="0.026974" calcext:value-type="float">
            <text:p>0.026974</text:p>
          </table:table-cell>
          <table:table-cell office:value-type="float" office:value="0.027607" calcext:value-type="float">
            <text:p>0.027607</text:p>
          </table:table-cell>
          <table:table-cell office:value-type="float" office:value="0.177794" calcext:value-type="float">
            <text:p>0.17779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1715" calcext:value-type="float">
            <text:p>0.00171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6258" calcext:value-type="float">
            <text:p>0.006258</text:p>
          </table:table-cell>
          <table:table-cell office:value-type="float" office:value="0.011064" calcext:value-type="float">
            <text:p>0.011064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026" calcext:value-type="float">
            <text:p>0.012026</text:p>
          </table:table-cell>
          <table:table-cell office:value-type="float" office:value="0.014005" calcext:value-type="float">
            <text:p>0.014005</text:p>
          </table:table-cell>
          <table:table-cell office:value-type="float" office:value="0.014829" calcext:value-type="float">
            <text:p>0.014829</text:p>
          </table:table-cell>
          <table:table-cell office:value-type="float" office:value="0.014158" calcext:value-type="float">
            <text:p>0.014158</text:p>
          </table:table-cell>
          <table:table-cell office:value-type="float" office:value="0.090165" calcext:value-type="float">
            <text:p>0.09016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style-name="ce10" office:value-type="float" office:value="0.000834" calcext:value-type="float">
            <text:p>0.000834</text:p>
          </table:table-cell>
          <table:table-cell table:style-name="ce16" office:value-type="float" office:value="0.001634" calcext:value-type="float">
            <text:p>0.001634</text:p>
          </table:table-cell>
          <table:table-cell table:style-name="ce16" office:value-type="float" office:value="0.00314" calcext:value-type="float">
            <text:p>0.00314</text:p>
          </table:table-cell>
          <table:table-cell table:style-name="ce16" office:value-type="float" office:value="0.005607" calcext:value-type="float">
            <text:p>0.005607</text:p>
          </table:table-cell>
          <table:table-cell table:style-name="ce16" office:value-type="float" office:value="0.007095" calcext:value-type="float">
            <text:p>0.007095</text:p>
          </table:table-cell>
          <table:table-cell table:style-name="ce16" office:value-type="float" office:value="0.006691" calcext:value-type="float">
            <text:p>0.006691</text:p>
          </table:table-cell>
          <table:table-cell table:style-name="ce16" office:value-type="float" office:value="0.007371" calcext:value-type="float">
            <text:p>0.007371</text:p>
          </table:table-cell>
          <table:table-cell table:style-name="ce16" office:value-type="float" office:value="0.007518" calcext:value-type="float">
            <text:p>0.007518</text:p>
          </table:table-cell>
          <table:table-cell table:style-name="ce20" office:value-type="float" office:value="0.007438" calcext:value-type="float">
            <text:p>0.007438</text:p>
          </table:table-cell>
          <table:table-cell table:style-name="ce26" office:value-type="float" office:value="0.047328" calcext:value-type="float">
            <text:p>0.047328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1.267754" calcext:value-type="float">
            <text:p>1.267754</text:p>
          </table:table-cell>
          <table:table-cell table:style-name="ce17" office:value-type="float" office:value="0.614053" calcext:value-type="float">
            <text:p>0.614053</text:p>
          </table:table-cell>
          <table:table-cell table:style-name="ce17" office:value-type="float" office:value="0.84596" calcext:value-type="float">
            <text:p>0.84596</text:p>
          </table:table-cell>
          <table:table-cell table:style-name="ce17" office:value-type="float" office:value="0.63022" calcext:value-type="float">
            <text:p>0.63022</text:p>
          </table:table-cell>
          <table:table-cell table:style-name="ce17" office:value-type="float" office:value="0.422636" calcext:value-type="float">
            <text:p>0.422636</text:p>
          </table:table-cell>
          <table:table-cell table:style-name="ce17" office:value-type="float" office:value="0.622754" calcext:value-type="float">
            <text:p>0.622754</text:p>
          </table:table-cell>
          <table:table-cell table:style-name="ce17" office:value-type="float" office:value="0.467371" calcext:value-type="float">
            <text:p>0.467371</text:p>
          </table:table-cell>
          <table:table-cell table:style-name="ce17" office:value-type="float" office:value="0.580971" calcext:value-type="float">
            <text:p>0.580971</text:p>
          </table:table-cell>
          <table:table-cell table:style-name="ce21" office:value-type="float" office:value="0.405073" calcext:value-type="float">
            <text:p>0.405073</text:p>
          </table:table-cell>
          <table:table-cell table:style-name="ce27" office:value-type="float" office:value="5.856792" calcext:value-type="float">
            <text:p>5.856792</text:p>
          </table:table-cell>
        </table:table-row>
      </table:table>
      <table:table table:name="Pivot Table_results_1" table:style-name="ta1">
        <table:shapes>
          <draw:frame draw:z-index="0" draw:style-name="gr1" draw:text-style-name="P1" svg:width="6.2988in" svg:height="3.5429in" svg:x="11.5953in" svg:y="0.1862in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4"/>
        <table:table-column table:style-name="co5" table:default-cell-style-name="ce9"/>
        <table:table-column table:style-name="co5" table:number-columns-repeated="8" table:default-cell-style-name="ce15"/>
        <table:table-column table:style-name="co5" table:default-cell-style-name="ce19"/>
        <table:table-column table:style-name="co5" table:default-cell-style-name="ce25"/>
        <table:table-row table:style-name="ro1">
          <table:table-cell table:style-name="ce1" office:value-type="string" calcext:value-type="string">
            <text:p>Sum - performance</text:p>
          </table:table-cell>
          <table:table-cell table:style-name="ce6" office:value-type="string" calcext:value-type="string">
            <text:p>Data</text:p>
          </table:table-cell>
          <table:table-cell table:style-name="ce12" table:number-columns-repeated="9"/>
          <table:table-cell table:style-name="ce22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8000" calcext:value-type="float">
            <text:p>8000</text:p>
          </table:table-cell>
          <table:table-cell table:style-name="ce13" office:value-type="float" office:value="16000" calcext:value-type="float">
            <text:p>16000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0.466853" calcext:value-type="float">
            <text:p>0.466853</text:p>
          </table:table-cell>
          <table:table-cell table:style-name="ce14" office:value-type="float" office:value="0.509762" calcext:value-type="float">
            <text:p>0.509762</text:p>
          </table:table-cell>
          <table:table-cell table:style-name="ce14" office:value-type="float" office:value="0.105113" calcext:value-type="float">
            <text:p>0.105113</text:p>
          </table:table-cell>
          <table:table-cell table:style-name="ce14" office:value-type="float" office:value="0.136713" calcext:value-type="float">
            <text:p>0.136713</text:p>
          </table:table-cell>
          <table:table-cell table:style-name="ce14" office:value-type="float" office:value="0.024252" calcext:value-type="float">
            <text:p>0.024252</text:p>
          </table:table-cell>
          <table:table-cell table:style-name="ce14" office:value-type="float" office:value="0.012987" calcext:value-type="float">
            <text:p>0.012987</text:p>
          </table:table-cell>
          <table:table-cell table:style-name="ce14" office:value-type="float" office:value="0.006153" calcext:value-type="float">
            <text:p>0.006153</text:p>
          </table:table-cell>
          <table:table-cell table:style-name="ce14" office:value-type="float" office:value="0.003372" calcext:value-type="float">
            <text:p>0.003372</text:p>
          </table:table-cell>
          <table:table-cell table:style-name="ce14" office:value-type="float" office:value="0.001715" calcext:value-type="float">
            <text:p>0.001715</text:p>
          </table:table-cell>
          <table:table-cell table:style-name="ce18" office:value-type="float" office:value="0.000834" calcext:value-type="float">
            <text:p>0.000834</text:p>
          </table:table-cell>
          <table:table-cell table:style-name="ce24" office:value-type="float" office:value="1.267754" calcext:value-type="float">
            <text:p>1.2677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4704" calcext:value-type="float">
            <text:p>0.124704</text:p>
          </table:table-cell>
          <table:table-cell office:value-type="float" office:value="0.148838" calcext:value-type="float">
            <text:p>0.148838</text:p>
          </table:table-cell>
          <table:table-cell office:value-type="float" office:value="0.162252" calcext:value-type="float">
            <text:p>0.162252</text:p>
          </table:table-cell>
          <table:table-cell office:value-type="float" office:value="0.098993" calcext:value-type="float">
            <text:p>0.098993</text:p>
          </table:table-cell>
          <table:table-cell office:value-type="float" office:value="0.031138" calcext:value-type="float">
            <text:p>0.031138</text:p>
          </table:table-cell>
          <table:table-cell office:value-type="float" office:value="0.024459" calcext:value-type="float">
            <text:p>0.024459</text:p>
          </table:table-cell>
          <table:table-cell office:value-type="float" office:value="0.012103" calcext:value-type="float">
            <text:p>0.012103</text:p>
          </table:table-cell>
          <table:table-cell office:value-type="float" office:value="0.006632" calcext:value-type="float">
            <text:p>0.0066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.614053" calcext:value-type="float">
            <text:p>0.6140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6194" calcext:value-type="float">
            <text:p>0.056194</text:p>
          </table:table-cell>
          <table:table-cell office:value-type="float" office:value="0.102056" calcext:value-type="float">
            <text:p>0.102056</text:p>
          </table:table-cell>
          <table:table-cell office:value-type="float" office:value="0.245284" calcext:value-type="float">
            <text:p>0.245284</text:p>
          </table:table-cell>
          <table:table-cell office:value-type="float" office:value="0.31192" calcext:value-type="float">
            <text:p>0.31192</text:p>
          </table:table-cell>
          <table:table-cell office:value-type="float" office:value="0.043265" calcext:value-type="float">
            <text:p>0.043265</text:p>
          </table:table-cell>
          <table:table-cell office:value-type="float" office:value="0.046814" calcext:value-type="float">
            <text:p>0.046814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0.012489" calcext:value-type="float">
            <text:p>0.012489</text:p>
          </table:table-cell>
          <table:table-cell office:value-type="float" office:value="0.006258" calcext:value-type="float">
            <text:p>0.006258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84596" calcext:value-type="float">
            <text:p>0.84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1808" calcext:value-type="float">
            <text:p>0.021808</text:p>
          </table:table-cell>
          <table:table-cell office:value-type="float" office:value="0.042562" calcext:value-type="float">
            <text:p>0.042562</text:p>
          </table:table-cell>
          <table:table-cell office:value-type="float" office:value="0.219703" calcext:value-type="float">
            <text:p>0.219703</text:p>
          </table:table-cell>
          <table:table-cell office:value-type="float" office:value="0.163263" calcext:value-type="float">
            <text:p>0.163263</text:p>
          </table:table-cell>
          <table:table-cell office:value-type="float" office:value="0.081063" calcext:value-type="float">
            <text:p>0.081063</text:p>
          </table:table-cell>
          <table:table-cell office:value-type="float" office:value="0.033979" calcext:value-type="float">
            <text:p>0.033979</text:p>
          </table:table-cell>
          <table:table-cell office:value-type="float" office:value="0.028906" calcext:value-type="float">
            <text:p>0.028906</text:p>
          </table:table-cell>
          <table:table-cell office:value-type="float" office:value="0.022265" calcext:value-type="float">
            <text:p>0.022265</text:p>
          </table:table-cell>
          <table:table-cell office:value-type="float" office:value="0.011064" calcext:value-type="float">
            <text:p>0.011064</text:p>
          </table:table-cell>
          <table:table-cell office:value-type="float" office:value="0.005607" calcext:value-type="float">
            <text:p>0.005607</text:p>
          </table:table-cell>
          <table:table-cell office:value-type="float" office:value="0.63022" calcext:value-type="float">
            <text:p>0.630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6214" calcext:value-type="float">
            <text:p>0.006214</text:p>
          </table:table-cell>
          <table:table-cell office:value-type="float" office:value="0.048024" calcext:value-type="float">
            <text:p>0.048024</text:p>
          </table:table-cell>
          <table:table-cell office:value-type="float" office:value="0.088152" calcext:value-type="float">
            <text:p>0.088152</text:p>
          </table:table-cell>
          <table:table-cell office:value-type="float" office:value="0.128383" calcext:value-type="float">
            <text:p>0.128383</text:p>
          </table:table-cell>
          <table:table-cell office:value-type="float" office:value="0.063343" calcext:value-type="float">
            <text:p>0.063343</text:p>
          </table:table-cell>
          <table:table-cell office:value-type="float" office:value="0.038173" calcext:value-type="float">
            <text:p>0.038173</text:p>
          </table:table-cell>
          <table:table-cell office:value-type="float" office:value="0.025192" calcext:value-type="float">
            <text:p>0.025192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07095" calcext:value-type="float">
            <text:p>0.007095</text:p>
          </table:table-cell>
          <table:table-cell office:value-type="float" office:value="0.422636" calcext:value-type="float">
            <text:p>0.4226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9974" calcext:value-type="float">
            <text:p>0.009974</text:p>
          </table:table-cell>
          <table:table-cell office:value-type="float" office:value="0.029099" calcext:value-type="float">
            <text:p>0.029099</text:p>
          </table:table-cell>
          <table:table-cell office:value-type="float" office:value="0.120796" calcext:value-type="float">
            <text:p>0.120796</text:p>
          </table:table-cell>
          <table:table-cell office:value-type="float" office:value="0.146561" calcext:value-type="float">
            <text:p>0.146561</text:p>
          </table:table-cell>
          <table:table-cell office:value-type="float" office:value="0.147946" calcext:value-type="float">
            <text:p>0.147946</text:p>
          </table:table-cell>
          <table:table-cell office:value-type="float" office:value="0.079147" calcext:value-type="float">
            <text:p>0.079147</text:p>
          </table:table-cell>
          <table:table-cell office:value-type="float" office:value="0.044177" calcext:value-type="float">
            <text:p>0.044177</text:p>
          </table:table-cell>
          <table:table-cell office:value-type="float" office:value="0.026337" calcext:value-type="float">
            <text:p>0.026337</text:p>
          </table:table-cell>
          <table:table-cell office:value-type="float" office:value="0.012026" calcext:value-type="float">
            <text:p>0.012026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622754" calcext:value-type="float">
            <text:p>0.6227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055" calcext:value-type="float">
            <text:p>0.010055</text:p>
          </table:table-cell>
          <table:table-cell office:value-type="float" office:value="0.027894" calcext:value-type="float">
            <text:p>0.027894</text:p>
          </table:table-cell>
          <table:table-cell office:value-type="float" office:value="0.104423" calcext:value-type="float">
            <text:p>0.104423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98478" calcext:value-type="float">
            <text:p>0.098478</text:p>
          </table:table-cell>
          <table:table-cell office:value-type="float" office:value="0.052951" calcext:value-type="float">
            <text:p>0.052951</text:p>
          </table:table-cell>
          <table:table-cell office:value-type="float" office:value="0.037758" calcext:value-type="float">
            <text:p>0.037758</text:p>
          </table:table-cell>
          <table:table-cell office:value-type="float" office:value="0.026926" calcext:value-type="float">
            <text:p>0.026926</text:p>
          </table:table-cell>
          <table:table-cell office:value-type="float" office:value="0.014005" calcext:value-type="float">
            <text:p>0.014005</text:p>
          </table:table-cell>
          <table:table-cell office:value-type="float" office:value="0.007371" calcext:value-type="float">
            <text:p>0.007371</text:p>
          </table:table-cell>
          <table:table-cell office:value-type="float" office:value="0.467371" calcext:value-type="float">
            <text:p>0.4673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9903" calcext:value-type="float">
            <text:p>0.009903</text:p>
          </table:table-cell>
          <table:table-cell office:value-type="float" office:value="0.020025" calcext:value-type="float">
            <text:p>0.020025</text:p>
          </table:table-cell>
          <table:table-cell office:value-type="float" office:value="0.082479" calcext:value-type="float">
            <text:p>0.082479</text:p>
          </table:table-cell>
          <table:table-cell office:value-type="float" office:value="0.160008" calcext:value-type="float">
            <text:p>0.160008</text:p>
          </table:table-cell>
          <table:table-cell office:value-type="float" office:value="0.123546" calcext:value-type="float">
            <text:p>0.123546</text:p>
          </table:table-cell>
          <table:table-cell office:value-type="float" office:value="0.08578" calcext:value-type="float">
            <text:p>0.08578</text:p>
          </table:table-cell>
          <table:table-cell office:value-type="float" office:value="0.049909" calcext:value-type="float">
            <text:p>0.049909</text:p>
          </table:table-cell>
          <table:table-cell office:value-type="float" office:value="0.026974" calcext:value-type="float">
            <text:p>0.026974</text:p>
          </table:table-cell>
          <table:table-cell office:value-type="float" office:value="0.014829" calcext:value-type="float">
            <text:p>0.014829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0.580971" calcext:value-type="float">
            <text:p>0.5809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0" office:value-type="float" office:value="0.006094" calcext:value-type="float">
            <text:p>0.006094</text:p>
          </table:table-cell>
          <table:table-cell table:style-name="ce16" office:value-type="float" office:value="0.01156" calcext:value-type="float">
            <text:p>0.01156</text:p>
          </table:table-cell>
          <table:table-cell table:style-name="ce16" office:value-type="float" office:value="0.065119" calcext:value-type="float">
            <text:p>0.065119</text:p>
          </table:table-cell>
          <table:table-cell table:style-name="ce16" office:value-type="float" office:value="0.058077" calcext:value-type="float">
            <text:p>0.058077</text:p>
          </table:table-cell>
          <table:table-cell table:style-name="ce16" office:value-type="float" office:value="0.097354" calcext:value-type="float">
            <text:p>0.097354</text:p>
          </table:table-cell>
          <table:table-cell table:style-name="ce16" office:value-type="float" office:value="0.06602" calcext:value-type="float">
            <text:p>0.06602</text:p>
          </table:table-cell>
          <table:table-cell table:style-name="ce16" office:value-type="float" office:value="0.051646" calcext:value-type="float">
            <text:p>0.051646</text:p>
          </table:table-cell>
          <table:table-cell table:style-name="ce16" office:value-type="float" office:value="0.027607" calcext:value-type="float">
            <text:p>0.027607</text:p>
          </table:table-cell>
          <table:table-cell table:style-name="ce16" office:value-type="float" office:value="0.014158" calcext:value-type="float">
            <text:p>0.014158</text:p>
          </table:table-cell>
          <table:table-cell table:style-name="ce20" office:value-type="float" office:value="0.007438" calcext:value-type="float">
            <text:p>0.007438</text:p>
          </table:table-cell>
          <table:table-cell table:style-name="ce26" office:value-type="float" office:value="0.405073" calcext:value-type="float">
            <text:p>0.405073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0.710835" calcext:value-type="float">
            <text:p>0.710835</text:p>
          </table:table-cell>
          <table:table-cell table:style-name="ce17" office:value-type="float" office:value="0.89801" calcext:value-type="float">
            <text:p>0.89801</text:p>
          </table:table-cell>
          <table:table-cell table:style-name="ce17" office:value-type="float" office:value="1.153193" calcext:value-type="float">
            <text:p>1.153193</text:p>
          </table:table-cell>
          <table:table-cell table:style-name="ce17" office:value-type="float" office:value="1.251197" calcext:value-type="float">
            <text:p>1.251197</text:p>
          </table:table-cell>
          <table:table-cell table:style-name="ce17" office:value-type="float" office:value="0.775425" calcext:value-type="float">
            <text:p>0.775425</text:p>
          </table:table-cell>
          <table:table-cell table:style-name="ce17" office:value-type="float" office:value="0.46548" calcext:value-type="float">
            <text:p>0.46548</text:p>
          </table:table-cell>
          <table:table-cell table:style-name="ce17" office:value-type="float" office:value="0.287365" calcext:value-type="float">
            <text:p>0.287365</text:p>
          </table:table-cell>
          <table:table-cell table:style-name="ce17" office:value-type="float" office:value="0.177794" calcext:value-type="float">
            <text:p>0.177794</text:p>
          </table:table-cell>
          <table:table-cell table:style-name="ce17" office:value-type="float" office:value="0.090165" calcext:value-type="float">
            <text:p>0.090165</text:p>
          </table:table-cell>
          <table:table-cell table:style-name="ce21" office:value-type="float" office:value="0.047328" calcext:value-type="float">
            <text:p>0.047328</text:p>
          </table:table-cell>
          <table:table-cell table:style-name="ce27" office:value-type="float" office:value="5.856792" calcext:value-type="float">
            <text:p>5.856792</text:p>
          </table:table-cell>
        </table:table-row>
      </table:table>
      <table:named-expressions/>
      <table:data-pilot-tables>
        <table:data-pilot-table table:name="DataPilot1" table:application-data="" table:target-range-address="'Pivot Table_results_1'.A1:'Pivot Table_results_1'.L12" table:buttons="'Pivot Table_results_1'.A2 'Pivot Table_results_1'.B1" table:show-filter-button="false" table:drill-down-on-double-click="false">
          <table:source-cell-range table:cell-range-address="results.A1:results.D91"/>
          <table:data-pilot-field table:source-field-name="threa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2" table:display="true" table:show-details="true"/>
                <table:data-pilot-member table:name="16" table:display="true" table:show-details="true"/>
                <table:data-pilot-member table:name="20" table:display="true" table:show-details="true"/>
                <table:data-pilot-member table:name="24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des" table:orientation="column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50" table:display="true" table:show-details="true"/>
                <table:data-pilot-member table:name="100" table:display="true" table:show-details="true"/>
                <table:data-pilot-member table:name="500" table:display="true" table:show-details="true"/>
                <table:data-pilot-member table:name="1000" table:display="true" table:show-details="true"/>
                <table:data-pilot-member table:name="2000" table:display="true" table:show-details="true"/>
                <table:data-pilot-member table:name="4000" table:display="true" table:show-details="true"/>
                <table:data-pilot-member table:name="8000" table:display="true" table:show-details="true"/>
                <table:data-pilot-member table:name="16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formance" table:orientation="data" table:used-hierarchy="0" table:function="sum">
            <table:data-pilot-level table:show-empty="false" calcext:repeat-item-labels="false">
              <table:data-pilot-members>
                <table:data-pilot-member table:name="0.000834" table:display="true" table:show-details="true"/>
                <table:data-pilot-member table:name="0.001634" table:display="true" table:show-details="true"/>
                <table:data-pilot-member table:name="0.001715" table:display="true" table:show-details="true"/>
                <table:data-pilot-member table:name="0.00314" table:display="true" table:show-details="true"/>
                <table:data-pilot-member table:name="0.0033" table:display="true" table:show-details="true"/>
                <table:data-pilot-member table:name="0.003372" table:display="true" table:show-details="true"/>
                <table:data-pilot-member table:name="0.00525" table:display="true" table:show-details="true"/>
                <table:data-pilot-member table:name="0.005607" table:display="true" table:show-details="true"/>
                <table:data-pilot-member table:name="0.006094" table:display="true" table:show-details="true"/>
                <table:data-pilot-member table:name="0.006153" table:display="true" table:show-details="true"/>
                <table:data-pilot-member table:name="0.006214" table:display="true" table:show-details="true"/>
                <table:data-pilot-member table:name="0.006258" table:display="true" table:show-details="true"/>
                <table:data-pilot-member table:name="0.006632" table:display="true" table:show-details="true"/>
                <table:data-pilot-member table:name="0.006691" table:display="true" table:show-details="true"/>
                <table:data-pilot-member table:name="0.007095" table:display="true" table:show-details="true"/>
                <table:data-pilot-member table:name="0.007371" table:display="true" table:show-details="true"/>
                <table:data-pilot-member table:name="0.007438" table:display="true" table:show-details="true"/>
                <table:data-pilot-member table:name="0.007518" table:display="true" table:show-details="true"/>
                <table:data-pilot-member table:name="0.009903" table:display="true" table:show-details="true"/>
                <table:data-pilot-member table:name="0.009974" table:display="true" table:show-details="true"/>
                <table:data-pilot-member table:name="0.010055" table:display="true" table:show-details="true"/>
                <table:data-pilot-member table:name="0.011064" table:display="true" table:show-details="true"/>
                <table:data-pilot-member table:name="0.01156" table:display="true" table:show-details="true"/>
                <table:data-pilot-member table:name="0.012026" table:display="true" table:show-details="true"/>
                <table:data-pilot-member table:name="0.012103" table:display="true" table:show-details="true"/>
                <table:data-pilot-member table:name="0.012489" table:display="true" table:show-details="true"/>
                <table:data-pilot-member table:name="0.01281" table:display="true" table:show-details="true"/>
                <table:data-pilot-member table:name="0.012987" table:display="true" table:show-details="true"/>
                <table:data-pilot-member table:name="0.014005" table:display="true" table:show-details="true"/>
                <table:data-pilot-member table:name="0.014158" table:display="true" table:show-details="true"/>
                <table:data-pilot-member table:name="0.014829" table:display="true" table:show-details="true"/>
                <table:data-pilot-member table:name="0.01854" table:display="true" table:show-details="true"/>
                <table:data-pilot-member table:name="0.020025" table:display="true" table:show-details="true"/>
                <table:data-pilot-member table:name="0.021808" table:display="true" table:show-details="true"/>
                <table:data-pilot-member table:name="0.022265" table:display="true" table:show-details="true"/>
                <table:data-pilot-member table:name="0.024252" table:display="true" table:show-details="true"/>
                <table:data-pilot-member table:name="0.024459" table:display="true" table:show-details="true"/>
                <table:data-pilot-member table:name="0.025192" table:display="true" table:show-details="true"/>
                <table:data-pilot-member table:name="0.026337" table:display="true" table:show-details="true"/>
                <table:data-pilot-member table:name="0.026926" table:display="true" table:show-details="true"/>
                <table:data-pilot-member table:name="0.026974" table:display="true" table:show-details="true"/>
                <table:data-pilot-member table:name="0.027607" table:display="true" table:show-details="true"/>
                <table:data-pilot-member table:name="0.027894" table:display="true" table:show-details="true"/>
                <table:data-pilot-member table:name="0.028906" table:display="true" table:show-details="true"/>
                <table:data-pilot-member table:name="0.029099" table:display="true" table:show-details="true"/>
                <table:data-pilot-member table:name="0.031138" table:display="true" table:show-details="true"/>
                <table:data-pilot-member table:name="0.033979" table:display="true" table:show-details="true"/>
                <table:data-pilot-member table:name="0.037758" table:display="true" table:show-details="true"/>
                <table:data-pilot-member table:name="0.038173" table:display="true" table:show-details="true"/>
                <table:data-pilot-member table:name="0.042562" table:display="true" table:show-details="true"/>
                <table:data-pilot-member table:name="0.043265" table:display="true" table:show-details="true"/>
                <table:data-pilot-member table:name="0.044177" table:display="true" table:show-details="true"/>
                <table:data-pilot-member table:name="0.046814" table:display="true" table:show-details="true"/>
                <table:data-pilot-member table:name="0.048024" table:display="true" table:show-details="true"/>
                <table:data-pilot-member table:name="0.049909" table:display="true" table:show-details="true"/>
                <table:data-pilot-member table:name="0.051646" table:display="true" table:show-details="true"/>
                <table:data-pilot-member table:name="0.052951" table:display="true" table:show-details="true"/>
                <table:data-pilot-member table:name="0.056194" table:display="true" table:show-details="true"/>
                <table:data-pilot-member table:name="0.058077" table:display="true" table:show-details="true"/>
                <table:data-pilot-member table:name="0.063343" table:display="true" table:show-details="true"/>
                <table:data-pilot-member table:name="0.065119" table:display="true" table:show-details="true"/>
                <table:data-pilot-member table:name="0.06602" table:display="true" table:show-details="true"/>
                <table:data-pilot-member table:name="0.079147" table:display="true" table:show-details="true"/>
                <table:data-pilot-member table:name="0.081063" table:display="true" table:show-details="true"/>
                <table:data-pilot-member table:name="0.082479" table:display="true" table:show-details="true"/>
                <table:data-pilot-member table:name="0.08578" table:display="true" table:show-details="true"/>
                <table:data-pilot-member table:name="0.08751" table:display="true" table:show-details="true"/>
                <table:data-pilot-member table:name="0.088152" table:display="true" table:show-details="true"/>
                <table:data-pilot-member table:name="0.097354" table:display="true" table:show-details="true"/>
                <table:data-pilot-member table:name="0.098478" table:display="true" table:show-details="true"/>
                <table:data-pilot-member table:name="0.098993" table:display="true" table:show-details="true"/>
                <table:data-pilot-member table:name="0.102056" table:display="true" table:show-details="true"/>
                <table:data-pilot-member table:name="0.104423" table:display="true" table:show-details="true"/>
                <table:data-pilot-member table:name="0.105113" table:display="true" table:show-details="true"/>
                <table:data-pilot-member table:name="0.120796" table:display="true" table:show-details="true"/>
                <table:data-pilot-member table:name="0.123546" table:display="true" table:show-details="true"/>
                <table:data-pilot-member table:name="0.124704" table:display="true" table:show-details="true"/>
                <table:data-pilot-member table:name="0.128383" table:display="true" table:show-details="true"/>
                <table:data-pilot-member table:name="0.136713" table:display="true" table:show-details="true"/>
                <table:data-pilot-member table:name="0.146561" table:display="true" table:show-details="true"/>
                <table:data-pilot-member table:name="0.147946" table:display="true" table:show-details="true"/>
                <table:data-pilot-member table:name="0.148838" table:display="true" table:show-details="true"/>
                <table:data-pilot-member table:name="0.160008" table:display="true" table:show-details="true"/>
                <table:data-pilot-member table:name="0.162252" table:display="true" table:show-details="true"/>
                <table:data-pilot-member table:name="0.163263" table:display="true" table:show-details="true"/>
                <table:data-pilot-member table:name="0.219703" table:display="true" table:show-details="true"/>
                <table:data-pilot-member table:name="0.245284" table:display="true" table:show-details="true"/>
                <table:data-pilot-member table:name="0.31192" table:display="true" table:show-details="true"/>
                <table:data-pilot-member table:name="0.466853" table:display="true" table:show-details="true"/>
                <table:data-pilot-member table:name="0.5097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results_2'.A1:'Pivot Table_results_2'.K13" table:buttons="'Pivot Table_results_2'.A2 'Pivot Table_results_2'.B1" table:show-filter-button="false" table:drill-down-on-double-click="false">
          <table:source-cell-range table:cell-range-address="results.A1:results.D9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hreads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2" table:display="true" table:show-details="true"/>
                <table:data-pilot-member table:name="16" table:display="true" table:show-details="true"/>
                <table:data-pilot-member table:name="20" table:display="true" table:show-details="true"/>
                <table:data-pilot-member table:name="24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des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50" table:display="true" table:show-details="true"/>
                <table:data-pilot-member table:name="100" table:display="true" table:show-details="true"/>
                <table:data-pilot-member table:name="500" table:display="true" table:show-details="true"/>
                <table:data-pilot-member table:name="1000" table:display="true" table:show-details="true"/>
                <table:data-pilot-member table:name="2000" table:display="true" table:show-details="true"/>
                <table:data-pilot-member table:name="4000" table:display="true" table:show-details="true"/>
                <table:data-pilot-member table:name="8000" table:display="true" table:show-details="true"/>
                <table:data-pilot-member table:name="16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formance" table:orientation="data" table:used-hierarchy="0" table:function="sum">
            <table:data-pilot-level table:show-empty="false" calcext:repeat-item-labels="false">
              <table:data-pilot-members>
                <table:data-pilot-member table:name="0.000834" table:display="true" table:show-details="true"/>
                <table:data-pilot-member table:name="0.001634" table:display="true" table:show-details="true"/>
                <table:data-pilot-member table:name="0.001715" table:display="true" table:show-details="true"/>
                <table:data-pilot-member table:name="0.00314" table:display="true" table:show-details="true"/>
                <table:data-pilot-member table:name="0.0033" table:display="true" table:show-details="true"/>
                <table:data-pilot-member table:name="0.003372" table:display="true" table:show-details="true"/>
                <table:data-pilot-member table:name="0.00525" table:display="true" table:show-details="true"/>
                <table:data-pilot-member table:name="0.005607" table:display="true" table:show-details="true"/>
                <table:data-pilot-member table:name="0.006094" table:display="true" table:show-details="true"/>
                <table:data-pilot-member table:name="0.006153" table:display="true" table:show-details="true"/>
                <table:data-pilot-member table:name="0.006214" table:display="true" table:show-details="true"/>
                <table:data-pilot-member table:name="0.006258" table:display="true" table:show-details="true"/>
                <table:data-pilot-member table:name="0.006632" table:display="true" table:show-details="true"/>
                <table:data-pilot-member table:name="0.006691" table:display="true" table:show-details="true"/>
                <table:data-pilot-member table:name="0.007095" table:display="true" table:show-details="true"/>
                <table:data-pilot-member table:name="0.007371" table:display="true" table:show-details="true"/>
                <table:data-pilot-member table:name="0.007438" table:display="true" table:show-details="true"/>
                <table:data-pilot-member table:name="0.007518" table:display="true" table:show-details="true"/>
                <table:data-pilot-member table:name="0.009903" table:display="true" table:show-details="true"/>
                <table:data-pilot-member table:name="0.009974" table:display="true" table:show-details="true"/>
                <table:data-pilot-member table:name="0.010055" table:display="true" table:show-details="true"/>
                <table:data-pilot-member table:name="0.011064" table:display="true" table:show-details="true"/>
                <table:data-pilot-member table:name="0.01156" table:display="true" table:show-details="true"/>
                <table:data-pilot-member table:name="0.012026" table:display="true" table:show-details="true"/>
                <table:data-pilot-member table:name="0.012103" table:display="true" table:show-details="true"/>
                <table:data-pilot-member table:name="0.012489" table:display="true" table:show-details="true"/>
                <table:data-pilot-member table:name="0.01281" table:display="true" table:show-details="true"/>
                <table:data-pilot-member table:name="0.012987" table:display="true" table:show-details="true"/>
                <table:data-pilot-member table:name="0.014005" table:display="true" table:show-details="true"/>
                <table:data-pilot-member table:name="0.014158" table:display="true" table:show-details="true"/>
                <table:data-pilot-member table:name="0.014829" table:display="true" table:show-details="true"/>
                <table:data-pilot-member table:name="0.01854" table:display="true" table:show-details="true"/>
                <table:data-pilot-member table:name="0.020025" table:display="true" table:show-details="true"/>
                <table:data-pilot-member table:name="0.021808" table:display="true" table:show-details="true"/>
                <table:data-pilot-member table:name="0.022265" table:display="true" table:show-details="true"/>
                <table:data-pilot-member table:name="0.024252" table:display="true" table:show-details="true"/>
                <table:data-pilot-member table:name="0.024459" table:display="true" table:show-details="true"/>
                <table:data-pilot-member table:name="0.025192" table:display="true" table:show-details="true"/>
                <table:data-pilot-member table:name="0.026337" table:display="true" table:show-details="true"/>
                <table:data-pilot-member table:name="0.026926" table:display="true" table:show-details="true"/>
                <table:data-pilot-member table:name="0.026974" table:display="true" table:show-details="true"/>
                <table:data-pilot-member table:name="0.027607" table:display="true" table:show-details="true"/>
                <table:data-pilot-member table:name="0.027894" table:display="true" table:show-details="true"/>
                <table:data-pilot-member table:name="0.028906" table:display="true" table:show-details="true"/>
                <table:data-pilot-member table:name="0.029099" table:display="true" table:show-details="true"/>
                <table:data-pilot-member table:name="0.031138" table:display="true" table:show-details="true"/>
                <table:data-pilot-member table:name="0.033979" table:display="true" table:show-details="true"/>
                <table:data-pilot-member table:name="0.037758" table:display="true" table:show-details="true"/>
                <table:data-pilot-member table:name="0.038173" table:display="true" table:show-details="true"/>
                <table:data-pilot-member table:name="0.042562" table:display="true" table:show-details="true"/>
                <table:data-pilot-member table:name="0.043265" table:display="true" table:show-details="true"/>
                <table:data-pilot-member table:name="0.044177" table:display="true" table:show-details="true"/>
                <table:data-pilot-member table:name="0.046814" table:display="true" table:show-details="true"/>
                <table:data-pilot-member table:name="0.048024" table:display="true" table:show-details="true"/>
                <table:data-pilot-member table:name="0.049909" table:display="true" table:show-details="true"/>
                <table:data-pilot-member table:name="0.051646" table:display="true" table:show-details="true"/>
                <table:data-pilot-member table:name="0.052951" table:display="true" table:show-details="true"/>
                <table:data-pilot-member table:name="0.056194" table:display="true" table:show-details="true"/>
                <table:data-pilot-member table:name="0.058077" table:display="true" table:show-details="true"/>
                <table:data-pilot-member table:name="0.063343" table:display="true" table:show-details="true"/>
                <table:data-pilot-member table:name="0.065119" table:display="true" table:show-details="true"/>
                <table:data-pilot-member table:name="0.06602" table:display="true" table:show-details="true"/>
                <table:data-pilot-member table:name="0.079147" table:display="true" table:show-details="true"/>
                <table:data-pilot-member table:name="0.081063" table:display="true" table:show-details="true"/>
                <table:data-pilot-member table:name="0.082479" table:display="true" table:show-details="true"/>
                <table:data-pilot-member table:name="0.08578" table:display="true" table:show-details="true"/>
                <table:data-pilot-member table:name="0.08751" table:display="true" table:show-details="true"/>
                <table:data-pilot-member table:name="0.088152" table:display="true" table:show-details="true"/>
                <table:data-pilot-member table:name="0.097354" table:display="true" table:show-details="true"/>
                <table:data-pilot-member table:name="0.098478" table:display="true" table:show-details="true"/>
                <table:data-pilot-member table:name="0.098993" table:display="true" table:show-details="true"/>
                <table:data-pilot-member table:name="0.102056" table:display="true" table:show-details="true"/>
                <table:data-pilot-member table:name="0.104423" table:display="true" table:show-details="true"/>
                <table:data-pilot-member table:name="0.105113" table:display="true" table:show-details="true"/>
                <table:data-pilot-member table:name="0.120796" table:display="true" table:show-details="true"/>
                <table:data-pilot-member table:name="0.123546" table:display="true" table:show-details="true"/>
                <table:data-pilot-member table:name="0.124704" table:display="true" table:show-details="true"/>
                <table:data-pilot-member table:name="0.128383" table:display="true" table:show-details="true"/>
                <table:data-pilot-member table:name="0.136713" table:display="true" table:show-details="true"/>
                <table:data-pilot-member table:name="0.146561" table:display="true" table:show-details="true"/>
                <table:data-pilot-member table:name="0.147946" table:display="true" table:show-details="true"/>
                <table:data-pilot-member table:name="0.148838" table:display="true" table:show-details="true"/>
                <table:data-pilot-member table:name="0.160008" table:display="true" table:show-details="true"/>
                <table:data-pilot-member table:name="0.162252" table:display="true" table:show-details="true"/>
                <table:data-pilot-member table:name="0.163263" table:display="true" table:show-details="true"/>
                <table:data-pilot-member table:name="0.219703" table:display="true" table:show-details="true"/>
                <table:data-pilot-member table:name="0.245284" table:display="true" table:show-details="true"/>
                <table:data-pilot-member table:name="0.31192" table:display="true" table:show-details="true"/>
                <table:data-pilot-member table:name="0.466853" table:display="true" table:show-details="true"/>
                <table:data-pilot-member table:name="0.5097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30T15:57:31.979266097</dc:date>
    <meta:editing-duration>PT16H29M51S</meta:editing-duration>
    <meta:editing-cycles>1</meta:editing-cycles>
    <meta:document-statistic meta:table-count="3" meta:cell-count="632" meta:object-count="2"/>
    <meta:generator>LibreOffice/7.3.2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3.19cm" svg:y="1.06cm" style:legend-expansion="high" chart:style-name="ch2"/>
        <chart:plot-area chart:style-name="ch3" table:cell-range-address="PivotChart" chart:data-source-has-labels="column" svg:x="1.331cm" svg:y="0.18cm" svg:width="11.539cm" svg:height="6.759cm">
          <chart:coordinate-region svg:x="2.058cm" svg:y="0.38cm" svg:width="10.625cm" svg:height="5.912cm"/>
          <chart:axis chart:dimension="x" chart:name="primary-x" chart:style-name="ch4" chartooo:axis-type="auto">
            <chartooo:date-scale/>
            <chart:title svg:x="6.037cm" svg:y="7.119cm" chart:style-name="ch5">
              <text:p>No. of threads</text:p>
            </chart:title>
            <chart:categories table:cell-range-address="PT@categories"/>
          </chart:axis>
          <chart:axis chart:dimension="y" chart:name="primary-y" chart:style-name="ch4">
            <chart:title svg:x="0.451cm" svg:y="5.415cm" chart:style-name="ch6">
              <text:p>Performance (MNodes/s)</text:p>
            </chart:title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9"/>
          </chart:series>
          <chart:series chart:style-name="ch9" chart:values-cell-range-address="PT@data 1" chart:label-cell-address="PT@label 1" chart:class="chart:line">
            <chart:data-point chart:repeated="9"/>
          </chart:series>
          <chart:series chart:style-name="ch10" chart:values-cell-range-address="PT@data 2" chart:label-cell-address="PT@label 2" chart:class="chart:line">
            <chart:data-point chart:repeated="9"/>
          </chart:series>
          <chart:series chart:style-name="ch11" chart:values-cell-range-address="PT@data 3" chart:label-cell-address="PT@label 3" chart:class="chart:line">
            <chart:data-point chart:repeated="9"/>
          </chart:series>
          <chart:series chart:style-name="ch12" chart:values-cell-range-address="PT@data 4" chart:label-cell-address="PT@label 4" chart:class="chart:line">
            <chart:data-point chart:repeated="9"/>
          </chart:series>
          <chart:series chart:style-name="ch13" chart:values-cell-range-address="PT@data 5" chart:label-cell-address="PT@label 5" chart:class="chart:line">
            <chart:data-point chart:repeated="9"/>
          </chart:series>
          <chart:series chart:style-name="ch14" chart:values-cell-range-address="PT@data 6" chart:label-cell-address="PT@label 6" chart:class="chart:line">
            <chart:data-point chart:repeated="9"/>
          </chart:series>
          <chart:series chart:style-name="ch15" chart:values-cell-range-address="PT@data 7" chart:label-cell-address="PT@label 7" chart:class="chart:line">
            <chart:data-point chart:repeated="9"/>
          </chart:series>
          <chart:series chart:style-name="ch16" chart:values-cell-range-address="PT@data 8" chart:label-cell-address="PT@label 8" chart:class="chart:line">
            <chart:data-point chart:repeated="9"/>
          </chart:series>
          <chart:series chart:style-name="ch17" chart:values-cell-range-address="PT@data 9" chart:label-cell-address="PT@label 9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PT@label 0</svg:desc>
                </draw:g>
              </table:table-cell>
              <table:table-cell office:value-type="string">
                <text:p>10</text:p>
                <draw:g>
                  <svg:desc>PT@label 1</svg:desc>
                </draw:g>
              </table:table-cell>
              <table:table-cell office:value-type="string">
                <text:p>50</text:p>
                <draw:g>
                  <svg:desc>PT@label 2</svg:desc>
                </draw:g>
              </table:table-cell>
              <table:table-cell office:value-type="string">
                <text:p>100</text:p>
                <draw:g>
                  <svg:desc>PT@label 3</svg:desc>
                </draw:g>
              </table:table-cell>
              <table:table-cell office:value-type="string">
                <text:p>500</text:p>
                <draw:g>
                  <svg:desc>PT@label 4</svg:desc>
                </draw:g>
              </table:table-cell>
              <table:table-cell office:value-type="string">
                <text:p>1000</text:p>
                <draw:g>
                  <svg:desc>PT@label 5</svg:desc>
                </draw:g>
              </table:table-cell>
              <table:table-cell office:value-type="string">
                <text:p>2000</text:p>
                <draw:g>
                  <svg:desc>PT@label 6</svg:desc>
                </draw:g>
              </table:table-cell>
              <table:table-cell office:value-type="string">
                <text:p>4000</text:p>
                <draw:g>
                  <svg:desc>PT@label 7</svg:desc>
                </draw:g>
              </table:table-cell>
              <table:table-cell office:value-type="string">
                <text:p>8000</text:p>
                <draw:g>
                  <svg:desc>PT@label 8</svg:desc>
                </draw:g>
              </table:table-cell>
              <table:table-cell office:value-type="string">
                <text:p>16000</text:p>
                <draw:g>
                  <svg:desc>PT@label 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466853">
                <text:p>0.466853</text:p>
                <draw:g>
                  <svg:desc>PT@data 0</svg:desc>
                </draw:g>
              </table:table-cell>
              <table:table-cell office:value-type="float" office:value="0.509762">
                <text:p>0.509762</text:p>
                <draw:g>
                  <svg:desc>PT@data 1</svg:desc>
                </draw:g>
              </table:table-cell>
              <table:table-cell office:value-type="float" office:value="0.105113">
                <text:p>0.105113</text:p>
                <draw:g>
                  <svg:desc>PT@data 2</svg:desc>
                </draw:g>
              </table:table-cell>
              <table:table-cell office:value-type="float" office:value="0.136713">
                <text:p>0.136713</text:p>
                <draw:g>
                  <svg:desc>PT@data 3</svg:desc>
                </draw:g>
              </table:table-cell>
              <table:table-cell office:value-type="float" office:value="0.024252">
                <text:p>0.024252</text:p>
                <draw:g>
                  <svg:desc>PT@data 4</svg:desc>
                </draw:g>
              </table:table-cell>
              <table:table-cell office:value-type="float" office:value="0.012987">
                <text:p>0.012987</text:p>
                <draw:g>
                  <svg:desc>PT@data 5</svg:desc>
                </draw:g>
              </table:table-cell>
              <table:table-cell office:value-type="float" office:value="0.006153">
                <text:p>0.006153</text:p>
                <draw:g>
                  <svg:desc>PT@data 6</svg:desc>
                </draw:g>
              </table:table-cell>
              <table:table-cell office:value-type="float" office:value="0.003372">
                <text:p>0.003372</text:p>
                <draw:g>
                  <svg:desc>PT@data 7</svg:desc>
                </draw:g>
              </table:table-cell>
              <table:table-cell office:value-type="float" office:value="0.001715">
                <text:p>0.001715</text:p>
                <draw:g>
                  <svg:desc>PT@data 8</svg:desc>
                </draw:g>
              </table:table-cell>
              <table:table-cell office:value-type="float" office:value="0.000834">
                <text:p>0.000834</text:p>
                <draw:g>
                  <svg:desc>PT@data 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4704">
                <text:p>0.124704</text:p>
              </table:table-cell>
              <table:table-cell office:value-type="float" office:value="0.148838">
                <text:p>0.148838</text:p>
              </table:table-cell>
              <table:table-cell office:value-type="float" office:value="0.162252">
                <text:p>0.162252</text:p>
              </table:table-cell>
              <table:table-cell office:value-type="float" office:value="0.098993">
                <text:p>0.098993</text:p>
              </table:table-cell>
              <table:table-cell office:value-type="float" office:value="0.031138">
                <text:p>0.031138</text:p>
              </table:table-cell>
              <table:table-cell office:value-type="float" office:value="0.024459">
                <text:p>0.024459</text:p>
              </table:table-cell>
              <table:table-cell office:value-type="float" office:value="0.012103">
                <text:p>0.012103</text:p>
              </table:table-cell>
              <table:table-cell office:value-type="float" office:value="0.006632">
                <text:p>0.006632</text:p>
              </table:table-cell>
              <table:table-cell office:value-type="float" office:value="0.0033">
                <text:p>0.0033</text:p>
              </table:table-cell>
              <table:table-cell office:value-type="float" office:value="0.001634">
                <text:p>0.001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194">
                <text:p>0.056194</text:p>
              </table:table-cell>
              <table:table-cell office:value-type="float" office:value="0.102056">
                <text:p>0.102056</text:p>
              </table:table-cell>
              <table:table-cell office:value-type="float" office:value="0.245284">
                <text:p>0.245284</text:p>
              </table:table-cell>
              <table:table-cell office:value-type="float" office:value="0.31192">
                <text:p>0.31192</text:p>
              </table:table-cell>
              <table:table-cell office:value-type="float" office:value="0.043265">
                <text:p>0.043265</text:p>
              </table:table-cell>
              <table:table-cell office:value-type="float" office:value="0.046814">
                <text:p>0.046814</text:p>
              </table:table-cell>
              <table:table-cell office:value-type="float" office:value="0.01854">
                <text:p>0.01854</text:p>
              </table:table-cell>
              <table:table-cell office:value-type="float" office:value="0.012489">
                <text:p>0.012489</text:p>
              </table:table-cell>
              <table:table-cell office:value-type="float" office:value="0.006258">
                <text:p>0.006258</text:p>
              </table:table-cell>
              <table:table-cell office:value-type="float" office:value="0.00314">
                <text:p>0.00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1808">
                <text:p>0.021808</text:p>
              </table:table-cell>
              <table:table-cell office:value-type="float" office:value="0.042562">
                <text:p>0.042562</text:p>
              </table:table-cell>
              <table:table-cell office:value-type="float" office:value="0.219703">
                <text:p>0.219703</text:p>
              </table:table-cell>
              <table:table-cell office:value-type="float" office:value="0.163263">
                <text:p>0.163263</text:p>
              </table:table-cell>
              <table:table-cell office:value-type="float" office:value="0.081063">
                <text:p>0.081063</text:p>
              </table:table-cell>
              <table:table-cell office:value-type="float" office:value="0.033979">
                <text:p>0.033979</text:p>
              </table:table-cell>
              <table:table-cell office:value-type="float" office:value="0.028906">
                <text:p>0.028906</text:p>
              </table:table-cell>
              <table:table-cell office:value-type="float" office:value="0.022265">
                <text:p>0.022265</text:p>
              </table:table-cell>
              <table:table-cell office:value-type="float" office:value="0.011064">
                <text:p>0.011064</text:p>
              </table:table-cell>
              <table:table-cell office:value-type="float" office:value="0.005607">
                <text:p>0.005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525">
                <text:p>0.00525</text:p>
              </table:table-cell>
              <table:table-cell office:value-type="float" office:value="0.006214">
                <text:p>0.006214</text:p>
              </table:table-cell>
              <table:table-cell office:value-type="float" office:value="0.048024">
                <text:p>0.048024</text:p>
              </table:table-cell>
              <table:table-cell office:value-type="float" office:value="0.088152">
                <text:p>0.088152</text:p>
              </table:table-cell>
              <table:table-cell office:value-type="float" office:value="0.128383">
                <text:p>0.128383</text:p>
              </table:table-cell>
              <table:table-cell office:value-type="float" office:value="0.063343">
                <text:p>0.063343</text:p>
              </table:table-cell>
              <table:table-cell office:value-type="float" office:value="0.038173">
                <text:p>0.038173</text:p>
              </table:table-cell>
              <table:table-cell office:value-type="float" office:value="0.025192">
                <text:p>0.025192</text:p>
              </table:table-cell>
              <table:table-cell office:value-type="float" office:value="0.01281">
                <text:p>0.01281</text:p>
              </table:table-cell>
              <table:table-cell office:value-type="float" office:value="0.007095">
                <text:p>0.007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974">
                <text:p>0.009974</text:p>
              </table:table-cell>
              <table:table-cell office:value-type="float" office:value="0.029099">
                <text:p>0.029099</text:p>
              </table:table-cell>
              <table:table-cell office:value-type="float" office:value="0.120796">
                <text:p>0.120796</text:p>
              </table:table-cell>
              <table:table-cell office:value-type="float" office:value="0.146561">
                <text:p>0.146561</text:p>
              </table:table-cell>
              <table:table-cell office:value-type="float" office:value="0.147946">
                <text:p>0.147946</text:p>
              </table:table-cell>
              <table:table-cell office:value-type="float" office:value="0.079147">
                <text:p>0.079147</text:p>
              </table:table-cell>
              <table:table-cell office:value-type="float" office:value="0.044177">
                <text:p>0.044177</text:p>
              </table:table-cell>
              <table:table-cell office:value-type="float" office:value="0.026337">
                <text:p>0.026337</text:p>
              </table:table-cell>
              <table:table-cell office:value-type="float" office:value="0.012026">
                <text:p>0.012026</text:p>
              </table:table-cell>
              <table:table-cell office:value-type="float" office:value="0.006691">
                <text:p>0.006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0055">
                <text:p>0.010055</text:p>
              </table:table-cell>
              <table:table-cell office:value-type="float" office:value="0.027894">
                <text:p>0.027894</text:p>
              </table:table-cell>
              <table:table-cell office:value-type="float" office:value="0.104423">
                <text:p>0.104423</text:p>
              </table:table-cell>
              <table:table-cell office:value-type="float" office:value="0.08751">
                <text:p>0.08751</text:p>
              </table:table-cell>
              <table:table-cell office:value-type="float" office:value="0.098478">
                <text:p>0.098478</text:p>
              </table:table-cell>
              <table:table-cell office:value-type="float" office:value="0.052951">
                <text:p>0.052951</text:p>
              </table:table-cell>
              <table:table-cell office:value-type="float" office:value="0.037758">
                <text:p>0.037758</text:p>
              </table:table-cell>
              <table:table-cell office:value-type="float" office:value="0.026926">
                <text:p>0.026926</text:p>
              </table:table-cell>
              <table:table-cell office:value-type="float" office:value="0.014005">
                <text:p>0.014005</text:p>
              </table:table-cell>
              <table:table-cell office:value-type="float" office:value="0.007371">
                <text:p>0.007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903">
                <text:p>0.009903</text:p>
              </table:table-cell>
              <table:table-cell office:value-type="float" office:value="0.020025">
                <text:p>0.020025</text:p>
              </table:table-cell>
              <table:table-cell office:value-type="float" office:value="0.082479">
                <text:p>0.082479</text:p>
              </table:table-cell>
              <table:table-cell office:value-type="float" office:value="0.160008">
                <text:p>0.160008</text:p>
              </table:table-cell>
              <table:table-cell office:value-type="float" office:value="0.123546">
                <text:p>0.123546</text:p>
              </table:table-cell>
              <table:table-cell office:value-type="float" office:value="0.08578">
                <text:p>0.08578</text:p>
              </table:table-cell>
              <table:table-cell office:value-type="float" office:value="0.049909">
                <text:p>0.049909</text:p>
              </table:table-cell>
              <table:table-cell office:value-type="float" office:value="0.026974">
                <text:p>0.026974</text:p>
              </table:table-cell>
              <table:table-cell office:value-type="float" office:value="0.014829">
                <text:p>0.014829</text:p>
              </table:table-cell>
              <table:table-cell office:value-type="float" office:value="0.007518">
                <text:p>0.0075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094">
                <text:p>0.006094</text:p>
              </table:table-cell>
              <table:table-cell office:value-type="float" office:value="0.01156">
                <text:p>0.01156</text:p>
              </table:table-cell>
              <table:table-cell office:value-type="float" office:value="0.065119">
                <text:p>0.065119</text:p>
              </table:table-cell>
              <table:table-cell office:value-type="float" office:value="0.058077">
                <text:p>0.058077</text:p>
              </table:table-cell>
              <table:table-cell office:value-type="float" office:value="0.097354">
                <text:p>0.097354</text:p>
              </table:table-cell>
              <table:table-cell office:value-type="float" office:value="0.06602">
                <text:p>0.06602</text:p>
              </table:table-cell>
              <table:table-cell office:value-type="float" office:value="0.051646">
                <text:p>0.051646</text:p>
              </table:table-cell>
              <table:table-cell office:value-type="float" office:value="0.027607">
                <text:p>0.027607</text:p>
              </table:table-cell>
              <table:table-cell office:value-type="float" office:value="0.014158">
                <text:p>0.014158</text:p>
              </table:table-cell>
              <table:table-cell office:value-type="float" office:value="0.007438">
                <text:p>0.007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line" chart:style-name="ch1">
        <chart:legend chart:legend-position="end" svg:x="13.19cm" svg:y="1.309cm" style:legend-expansion="high" chart:style-name="ch2"/>
        <chart:plot-area chart:style-name="ch3" table:cell-range-address="PivotChart" chart:data-source-has-labels="column" svg:x="1.331cm" svg:y="0.18cm" svg:width="11.539cm" svg:height="6.759cm">
          <chart:coordinate-region svg:x="2.058cm" svg:y="0.38cm" svg:width="10.348cm" svg:height="5.912cm"/>
          <chart:axis chart:dimension="x" chart:name="primary-x" chart:style-name="ch4" chartooo:axis-type="auto">
            <chartooo:date-scale/>
            <chart:title svg:x="5.363cm" svg:y="7.119cm" chart:style-name="ch5">
              <text:p>No. of integration slices</text:p>
            </chart:title>
            <chart:categories table:cell-range-address="PT@categories"/>
          </chart:axis>
          <chart:axis chart:dimension="y" chart:name="primary-y" chart:style-name="ch4">
            <chart:title svg:x="0.451cm" svg:y="5.415cm" chart:style-name="ch6">
              <text:p>Performance (MNodes/s)</text:p>
            </chart:title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10"/>
          </chart:series>
          <chart:series chart:style-name="ch9" chart:values-cell-range-address="PT@data 1" chart:label-cell-address="PT@label 1" chart:class="chart:line">
            <chart:data-point chart:repeated="10"/>
          </chart:series>
          <chart:series chart:style-name="ch10" chart:values-cell-range-address="PT@data 2" chart:label-cell-address="PT@label 2" chart:class="chart:line">
            <chart:data-point chart:repeated="10"/>
          </chart:series>
          <chart:series chart:style-name="ch11" chart:values-cell-range-address="PT@data 3" chart:label-cell-address="PT@label 3" chart:class="chart:line">
            <chart:data-point chart:repeated="10"/>
          </chart:series>
          <chart:series chart:style-name="ch12" chart:values-cell-range-address="PT@data 4" chart:label-cell-address="PT@label 4" chart:class="chart:line">
            <chart:data-point chart:repeated="10"/>
          </chart:series>
          <chart:series chart:style-name="ch13" chart:values-cell-range-address="PT@data 5" chart:label-cell-address="PT@label 5" chart:class="chart:line">
            <chart:data-point chart:repeated="10"/>
          </chart:series>
          <chart:series chart:style-name="ch14" chart:values-cell-range-address="PT@data 6" chart:label-cell-address="PT@label 6" chart:class="chart:line">
            <chart:data-point chart:repeated="10"/>
          </chart:series>
          <chart:series chart:style-name="ch15" chart:values-cell-range-address="PT@data 7" chart:label-cell-address="PT@label 7" chart:class="chart:line">
            <chart:data-point chart:repeated="10"/>
          </chart:series>
          <chart:series chart:style-name="ch16" chart:values-cell-range-address="PT@data 8" chart:label-cell-address="PT@label 8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PT@label 0</svg:desc>
                </draw:g>
              </table:table-cell>
              <table:table-cell office:value-type="string">
                <text:p>2</text:p>
                <draw:g>
                  <svg:desc>PT@label 1</svg:desc>
                </draw:g>
              </table:table-cell>
              <table:table-cell office:value-type="string">
                <text:p>4</text:p>
                <draw:g>
                  <svg:desc>PT@label 2</svg:desc>
                </draw:g>
              </table:table-cell>
              <table:table-cell office:value-type="string">
                <text:p>8</text:p>
                <draw:g>
                  <svg:desc>PT@label 3</svg:desc>
                </draw:g>
              </table:table-cell>
              <table:table-cell office:value-type="string">
                <text:p>12</text:p>
                <draw:g>
                  <svg:desc>PT@label 4</svg:desc>
                </draw:g>
              </table:table-cell>
              <table:table-cell office:value-type="string">
                <text:p>16</text:p>
                <draw:g>
                  <svg:desc>PT@label 5</svg:desc>
                </draw:g>
              </table:table-cell>
              <table:table-cell office:value-type="string">
                <text:p>20</text:p>
                <draw:g>
                  <svg:desc>PT@label 6</svg:desc>
                </draw:g>
              </table:table-cell>
              <table:table-cell office:value-type="string">
                <text:p>24</text:p>
                <draw:g>
                  <svg:desc>PT@label 7</svg:desc>
                </draw:g>
              </table:table-cell>
              <table:table-cell office:value-type="string">
                <text:p>32</text:p>
                <draw:g>
                  <svg:desc>PT@label 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</text:p>
                <draw:g>
                  <svg:desc>PT@categories</svg:desc>
                </draw:g>
              </table:table-cell>
              <table:table-cell office:value-type="float" office:value="0.466853">
                <text:p>0.466853</text:p>
                <draw:g>
                  <svg:desc>PT@data 0</svg:desc>
                </draw:g>
              </table:table-cell>
              <table:table-cell office:value-type="float" office:value="0.124704">
                <text:p>0.124704</text:p>
                <draw:g>
                  <svg:desc>PT@data 1</svg:desc>
                </draw:g>
              </table:table-cell>
              <table:table-cell office:value-type="float" office:value="0.056194">
                <text:p>0.056194</text:p>
                <draw:g>
                  <svg:desc>PT@data 2</svg:desc>
                </draw:g>
              </table:table-cell>
              <table:table-cell office:value-type="float" office:value="0.021808">
                <text:p>0.021808</text:p>
                <draw:g>
                  <svg:desc>PT@data 3</svg:desc>
                </draw:g>
              </table:table-cell>
              <table:table-cell office:value-type="float" office:value="0.00525">
                <text:p>0.00525</text:p>
                <draw:g>
                  <svg:desc>PT@data 4</svg:desc>
                </draw:g>
              </table:table-cell>
              <table:table-cell office:value-type="float" office:value="0.009974">
                <text:p>0.009974</text:p>
                <draw:g>
                  <svg:desc>PT@data 5</svg:desc>
                </draw:g>
              </table:table-cell>
              <table:table-cell office:value-type="float" office:value="0.010055">
                <text:p>0.010055</text:p>
                <draw:g>
                  <svg:desc>PT@data 6</svg:desc>
                </draw:g>
              </table:table-cell>
              <table:table-cell office:value-type="float" office:value="0.009903">
                <text:p>0.009903</text:p>
                <draw:g>
                  <svg:desc>PT@data 7</svg:desc>
                </draw:g>
              </table:table-cell>
              <table:table-cell office:value-type="float" office:value="0.006094">
                <text:p>0.006094</text:p>
                <draw:g>
                  <svg:desc>PT@data 8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9762">
                <text:p>0.509762</text:p>
              </table:table-cell>
              <table:table-cell office:value-type="float" office:value="0.148838">
                <text:p>0.148838</text:p>
              </table:table-cell>
              <table:table-cell office:value-type="float" office:value="0.102056">
                <text:p>0.102056</text:p>
              </table:table-cell>
              <table:table-cell office:value-type="float" office:value="0.042562">
                <text:p>0.042562</text:p>
              </table:table-cell>
              <table:table-cell office:value-type="float" office:value="0.006214">
                <text:p>0.006214</text:p>
              </table:table-cell>
              <table:table-cell office:value-type="float" office:value="0.029099">
                <text:p>0.029099</text:p>
              </table:table-cell>
              <table:table-cell office:value-type="float" office:value="0.027894">
                <text:p>0.027894</text:p>
              </table:table-cell>
              <table:table-cell office:value-type="float" office:value="0.020025">
                <text:p>0.020025</text:p>
              </table:table-cell>
              <table:table-cell office:value-type="float" office:value="0.01156">
                <text:p>0.011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5113">
                <text:p>0.105113</text:p>
              </table:table-cell>
              <table:table-cell office:value-type="float" office:value="0.162252">
                <text:p>0.162252</text:p>
              </table:table-cell>
              <table:table-cell office:value-type="float" office:value="0.245284">
                <text:p>0.245284</text:p>
              </table:table-cell>
              <table:table-cell office:value-type="float" office:value="0.219703">
                <text:p>0.219703</text:p>
              </table:table-cell>
              <table:table-cell office:value-type="float" office:value="0.048024">
                <text:p>0.048024</text:p>
              </table:table-cell>
              <table:table-cell office:value-type="float" office:value="0.120796">
                <text:p>0.120796</text:p>
              </table:table-cell>
              <table:table-cell office:value-type="float" office:value="0.104423">
                <text:p>0.104423</text:p>
              </table:table-cell>
              <table:table-cell office:value-type="float" office:value="0.082479">
                <text:p>0.082479</text:p>
              </table:table-cell>
              <table:table-cell office:value-type="float" office:value="0.065119">
                <text:p>0.065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36713">
                <text:p>0.136713</text:p>
              </table:table-cell>
              <table:table-cell office:value-type="float" office:value="0.098993">
                <text:p>0.098993</text:p>
              </table:table-cell>
              <table:table-cell office:value-type="float" office:value="0.31192">
                <text:p>0.31192</text:p>
              </table:table-cell>
              <table:table-cell office:value-type="float" office:value="0.163263">
                <text:p>0.163263</text:p>
              </table:table-cell>
              <table:table-cell office:value-type="float" office:value="0.088152">
                <text:p>0.088152</text:p>
              </table:table-cell>
              <table:table-cell office:value-type="float" office:value="0.146561">
                <text:p>0.146561</text:p>
              </table:table-cell>
              <table:table-cell office:value-type="float" office:value="0.08751">
                <text:p>0.08751</text:p>
              </table:table-cell>
              <table:table-cell office:value-type="float" office:value="0.160008">
                <text:p>0.160008</text:p>
              </table:table-cell>
              <table:table-cell office:value-type="float" office:value="0.058077">
                <text:p>0.0580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4252">
                <text:p>0.024252</text:p>
              </table:table-cell>
              <table:table-cell office:value-type="float" office:value="0.031138">
                <text:p>0.031138</text:p>
              </table:table-cell>
              <table:table-cell office:value-type="float" office:value="0.043265">
                <text:p>0.043265</text:p>
              </table:table-cell>
              <table:table-cell office:value-type="float" office:value="0.081063">
                <text:p>0.081063</text:p>
              </table:table-cell>
              <table:table-cell office:value-type="float" office:value="0.128383">
                <text:p>0.128383</text:p>
              </table:table-cell>
              <table:table-cell office:value-type="float" office:value="0.147946">
                <text:p>0.147946</text:p>
              </table:table-cell>
              <table:table-cell office:value-type="float" office:value="0.098478">
                <text:p>0.098478</text:p>
              </table:table-cell>
              <table:table-cell office:value-type="float" office:value="0.123546">
                <text:p>0.123546</text:p>
              </table:table-cell>
              <table:table-cell office:value-type="float" office:value="0.097354">
                <text:p>0.0973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2987">
                <text:p>0.012987</text:p>
              </table:table-cell>
              <table:table-cell office:value-type="float" office:value="0.024459">
                <text:p>0.024459</text:p>
              </table:table-cell>
              <table:table-cell office:value-type="float" office:value="0.046814">
                <text:p>0.046814</text:p>
              </table:table-cell>
              <table:table-cell office:value-type="float" office:value="0.033979">
                <text:p>0.033979</text:p>
              </table:table-cell>
              <table:table-cell office:value-type="float" office:value="0.063343">
                <text:p>0.063343</text:p>
              </table:table-cell>
              <table:table-cell office:value-type="float" office:value="0.079147">
                <text:p>0.079147</text:p>
              </table:table-cell>
              <table:table-cell office:value-type="float" office:value="0.052951">
                <text:p>0.052951</text:p>
              </table:table-cell>
              <table:table-cell office:value-type="float" office:value="0.08578">
                <text:p>0.08578</text:p>
              </table:table-cell>
              <table:table-cell office:value-type="float" office:value="0.06602">
                <text:p>0.0660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06153">
                <text:p>0.006153</text:p>
              </table:table-cell>
              <table:table-cell office:value-type="float" office:value="0.012103">
                <text:p>0.012103</text:p>
              </table:table-cell>
              <table:table-cell office:value-type="float" office:value="0.01854">
                <text:p>0.01854</text:p>
              </table:table-cell>
              <table:table-cell office:value-type="float" office:value="0.028906">
                <text:p>0.028906</text:p>
              </table:table-cell>
              <table:table-cell office:value-type="float" office:value="0.038173">
                <text:p>0.038173</text:p>
              </table:table-cell>
              <table:table-cell office:value-type="float" office:value="0.044177">
                <text:p>0.044177</text:p>
              </table:table-cell>
              <table:table-cell office:value-type="float" office:value="0.037758">
                <text:p>0.037758</text:p>
              </table:table-cell>
              <table:table-cell office:value-type="float" office:value="0.049909">
                <text:p>0.049909</text:p>
              </table:table-cell>
              <table:table-cell office:value-type="float" office:value="0.051646">
                <text:p>0.051646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003372">
                <text:p>0.003372</text:p>
              </table:table-cell>
              <table:table-cell office:value-type="float" office:value="0.006632">
                <text:p>0.006632</text:p>
              </table:table-cell>
              <table:table-cell office:value-type="float" office:value="0.012489">
                <text:p>0.012489</text:p>
              </table:table-cell>
              <table:table-cell office:value-type="float" office:value="0.022265">
                <text:p>0.022265</text:p>
              </table:table-cell>
              <table:table-cell office:value-type="float" office:value="0.025192">
                <text:p>0.025192</text:p>
              </table:table-cell>
              <table:table-cell office:value-type="float" office:value="0.026337">
                <text:p>0.026337</text:p>
              </table:table-cell>
              <table:table-cell office:value-type="float" office:value="0.026926">
                <text:p>0.026926</text:p>
              </table:table-cell>
              <table:table-cell office:value-type="float" office:value="0.026974">
                <text:p>0.026974</text:p>
              </table:table-cell>
              <table:table-cell office:value-type="float" office:value="0.027607">
                <text:p>0.027607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001715">
                <text:p>0.001715</text:p>
              </table:table-cell>
              <table:table-cell office:value-type="float" office:value="0.0033">
                <text:p>0.0033</text:p>
              </table:table-cell>
              <table:table-cell office:value-type="float" office:value="0.006258">
                <text:p>0.006258</text:p>
              </table:table-cell>
              <table:table-cell office:value-type="float" office:value="0.011064">
                <text:p>0.011064</text:p>
              </table:table-cell>
              <table:table-cell office:value-type="float" office:value="0.01281">
                <text:p>0.01281</text:p>
              </table:table-cell>
              <table:table-cell office:value-type="float" office:value="0.012026">
                <text:p>0.012026</text:p>
              </table:table-cell>
              <table:table-cell office:value-type="float" office:value="0.014005">
                <text:p>0.014005</text:p>
              </table:table-cell>
              <table:table-cell office:value-type="float" office:value="0.014829">
                <text:p>0.014829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16000</text:p>
              </table:table-cell>
              <table:table-cell office:value-type="float" office:value="0.000834">
                <text:p>0.000834</text:p>
              </table:table-cell>
              <table:table-cell office:value-type="float" office:value="0.001634">
                <text:p>0.001634</text:p>
              </table:table-cell>
              <table:table-cell office:value-type="float" office:value="0.00314">
                <text:p>0.00314</text:p>
              </table:table-cell>
              <table:table-cell office:value-type="float" office:value="0.005607">
                <text:p>0.005607</text:p>
              </table:table-cell>
              <table:table-cell office:value-type="float" office:value="0.007095">
                <text:p>0.007095</text:p>
              </table:table-cell>
              <table:table-cell office:value-type="float" office:value="0.006691">
                <text:p>0.006691</text:p>
              </table:table-cell>
              <table:table-cell office:value-type="float" office:value="0.007371">
                <text:p>0.007371</text:p>
              </table:table-cell>
              <table:table-cell office:value-type="float" office:value="0.007518">
                <text:p>0.007518</text:p>
              </table:table-cell>
              <table:table-cell office:value-type="float" office:value="0.007438">
                <text:p>0.0074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